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5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2"/>
          </table:table-cell>
          <table:table-cell table:style-name="Tableau1.A3" table:number-columns-spanned="3" office:value-type="string">
            <text:p text:style-name="Standard"><text:s/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3"/>
          </table:table-cell>
          <table:covered-table-cell/>
          <table:covered-table-cell/>
          <table:table-cell table:style-name="Tableau1.D7" table:number-columns-spanned="2" office:value-type="string">
            <text:p text:style-name="P4">Total :</text:p>
          </table:table-cell>
          <table:covered-table-cell/>
          <table:table-cell table:style-name="Tableau1.F7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43:28.753089203</dc:date>
    <meta:editing-duration>PT7H11M16S</meta:editing-duration>
    <meta:editing-cycles>126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18" meta:word-count="92" meta:character-count="589" meta:non-whitespace-character-count="541"/>
  </office:meta>
</office:document-meta>
</file>